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ValidatorAction.createMapOfParameters( Map objectModel , Collection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ValidatorAction.isString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ValidatorAction.setResult( Map objectModel , Map actionMap , Map resultMap , boolean allO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